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DO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Pesos</text:p>
          </table:table-cell>
          <table:covered-table-cell table:number-columns-repeated="2" table:style-name="ce2"/>
          <table:table-cell table:style-name="ce3" office:value-type="string" calcext:value-type="string" table:number-columns-spanned="1" table:number-rows-spanned="2">
            <text:p>Valor</text:p>
          </table:table-cell>
          <table:table-cell table:style-name="ce3" office:value-type="string" calcext:value-type="string" table:number-columns-spanned="1" table:number-rows-spanned="2">
            <text:p>Saída</text:p>
          </table:table-cell>
          <table:table-cell table:style-name="ce3" office:value-type="string" calcext:value-type="string" table:number-columns-spanned="1" table:number-rows-spanned="2">
            <text:p>Erro</text:p>
          </table:table-cell>
          <table:table-cell table:style-name="ce3" office:value-type="string" calcext:value-type="string" table:number-columns-spanned="1" table:number-rows-spanned="2">
            <text:p>Ajuste peso x1</text:p>
          </table:table-cell>
          <table:table-cell table:style-name="ce3" office:value-type="string" calcext:value-type="string" table:number-columns-spanned="1" table:number-rows-spanned="2">
            <text:p>Ajuste peso x2</text:p>
          </table:table-cell>
          <table:table-cell table:style-name="ce3" office:value-type="string" calcext:value-type="string" table:number-columns-spanned="1" table:number-rows-spanned="2">
            <text:p>Ajuste peso BIAS</text:p>
          </table:table-cell>
          <table:table-cell table:style-name="ce3" office:value-type="string" calcext:value-type="string" table:number-columns-spanned="1" table:number-rows-spanned="2">
            <text:p>Taxa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 </text:p>
          </table:table-cell>
          <table:table-cell table:style-name="ce2" office:value-type="string" calcext:value-type="string">
            <text:p>BIAS</text:p>
          </table:table-cell>
          <table:covered-table-cell table:style-name="ce2"/>
          <table:covered-table-cell table:number-columns-repeated="6"/>
        </table:table-row>
        <table:table-row table:style-name="ro1">
          <table:table-cell office:value-type="float" office:value="1.00636248234813" calcext:value-type="float">
            <text:p>1,00636248234813</text:p>
          </table:table-cell>
          <table:table-cell office:value-type="float" office:value="2.01979633111132" calcext:value-type="float">
            <text:p>2,0197963311113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10392" calcext:value-type="float">
            <text:p>0,10392</text:p>
          </table:table-cell>
          <table:table-cell table:style-name="ce2" office:value-type="float" office:value="0.082736" calcext:value-type="float">
            <text:p>0,082736</text:p>
          </table:table-cell>
          <table:table-cell table:style-name="ce2" office:value-type="float" office:value="0.2384" calcext:value-type="float">
            <text:p>0,2384</text:p>
          </table:table-cell>
          <table:table-cell table:style-name="ce2" table:formula="of:=[.A3]*[.D3]+[.B3]*[.E3]+[.F3]" office:value-type="float" office:value="0.510091058416444" calcext:value-type="float">
            <text:p>0,510091058416444</text:p>
          </table:table-cell>
          <table:table-cell table:formula="of:=IF([.G3]&gt;0.5;1;0)" office:value-type="float" office:value="1" calcext:value-type="float">
            <text:p>1</text:p>
          </table:table-cell>
          <table:table-cell table:formula="of:=[.C3]-[.H3]" office:value-type="float" office:value="0" calcext:value-type="float">
            <text:p>0</text:p>
          </table:table-cell>
          <table:table-cell table:formula="of:=[.$M$3]*[.I3]*[.A3]" office:value-type="float" office:value="0" calcext:value-type="float">
            <text:p>0</text:p>
          </table:table-cell>
          <table:table-cell table:formula="of:=[.$M$3]*[.I3]*[.B3]" office:value-type="float" office:value="0" calcext:value-type="float">
            <text:p>0</text:p>
          </table:table-cell>
          <table:table-cell table:formula="of:=[.$M$3]*[.I3]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164519787756452" calcext:value-type="float">
            <text:p>0,164519787756452</text:p>
          </table:table-cell>
          <table:table-cell office:value-type="float" office:value="0.755719437013673" calcext:value-type="float">
            <text:p>0,755719437013673</text:p>
          </table:table-cell>
          <table:table-cell office:value-type="float" office:value="0" calcext:value-type="float">
            <text:p>0</text:p>
          </table:table-cell>
          <table:table-cell table:style-name="ce2" table:formula="of:=[.D3]+[.J3]" office:value-type="float" office:value="0.10392" calcext:value-type="float">
            <text:p>0,10392</text:p>
          </table:table-cell>
          <table:table-cell table:style-name="ce2" table:formula="of:=[.E3]+[.K3]" office:value-type="float" office:value="0.082736" calcext:value-type="float">
            <text:p>0,082736</text:p>
          </table:table-cell>
          <table:table-cell table:style-name="ce2" table:formula="of:=[.F3]+[.L3]" office:value-type="float" office:value="0.2384" calcext:value-type="float">
            <text:p>0,2384</text:p>
          </table:table-cell>
          <table:table-cell table:style-name="ce2" table:formula="of:=[.A4]*[.D4]+[.B4]*[.E4]+[.F4]" office:value-type="float" office:value="0.318022099684414" calcext:value-type="float">
            <text:p>0,318022099684414</text:p>
          </table:table-cell>
          <table:table-cell table:formula="of:=IF([.G4]&gt;0.5;1;0)" office:value-type="float" office:value="0" calcext:value-type="float">
            <text:p>0</text:p>
          </table:table-cell>
          <table:table-cell table:formula="of:=[.C4]-[.H4]" office:value-type="float" office:value="0" calcext:value-type="float">
            <text:p>0</text:p>
          </table:table-cell>
          <table:table-cell table:formula="of:=[.$M$3]*[.I4]*[.A4]" office:value-type="float" office:value="0" calcext:value-type="float">
            <text:p>0</text:p>
          </table:table-cell>
          <table:table-cell table:formula="of:=[.$M$3]*[.I4]*[.B4]" office:value-type="float" office:value="0" calcext:value-type="float">
            <text:p>0</text:p>
          </table:table-cell>
          <table:table-cell table:formula="of:=[.$M$3]*[.I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81616337535731" calcext:value-type="float">
            <text:p>0,081616337535731</text:p>
          </table:table-cell>
          <table:table-cell office:value-type="float" office:value="0.320299891231378" calcext:value-type="float">
            <text:p>0,320299891231378</text:p>
          </table:table-cell>
          <table:table-cell office:value-type="float" office:value="0" calcext:value-type="float">
            <text:p>0</text:p>
          </table:table-cell>
          <table:table-cell table:style-name="ce2" table:formula="of:=[.D4]+[.J4]" office:value-type="float" office:value="0.10392" calcext:value-type="float">
            <text:p>0,10392</text:p>
          </table:table-cell>
          <table:table-cell table:style-name="ce2" table:formula="of:=[.E4]+[.K4]" office:value-type="float" office:value="0.082736" calcext:value-type="float">
            <text:p>0,082736</text:p>
          </table:table-cell>
          <table:table-cell table:style-name="ce2" table:formula="of:=[.F4]+[.L4]" office:value-type="float" office:value="0.2384" calcext:value-type="float">
            <text:p>0,2384</text:p>
          </table:table-cell>
          <table:table-cell table:style-name="ce2" table:formula="of:=[.A5]*[.D5]+[.B5]*[.E5]+[.F5]" office:value-type="float" office:value="0.273381901597632" calcext:value-type="float">
            <text:p>0,273381901597632</text:p>
          </table:table-cell>
          <table:table-cell table:formula="of:=IF([.G5]&gt;0.5;1;0)" office:value-type="float" office:value="0" calcext:value-type="float">
            <text:p>0</text:p>
          </table:table-cell>
          <table:table-cell table:formula="of:=[.C5]-[.H5]" office:value-type="float" office:value="0" calcext:value-type="float">
            <text:p>0</text:p>
          </table:table-cell>
          <table:table-cell table:formula="of:=[.$M$3]*[.I5]*[.A5]" office:value-type="float" office:value="0" calcext:value-type="float">
            <text:p>0</text:p>
          </table:table-cell>
          <table:table-cell table:formula="of:=[.$M$3]*[.I5]*[.B5]" office:value-type="float" office:value="0" calcext:value-type="float">
            <text:p>0</text:p>
          </table:table-cell>
          <table:table-cell table:formula="of:=[.$M$3]*[.I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92239654654349" calcext:value-type="float">
            <text:p>0,92239654654349</text:p>
          </table:table-cell>
          <table:table-cell office:value-type="float" office:value="0.914179025952059" calcext:value-type="float">
            <text:p>0,914179025952059</text:p>
          </table:table-cell>
          <table:table-cell office:value-type="float" office:value="0" calcext:value-type="float">
            <text:p>0</text:p>
          </table:table-cell>
          <table:table-cell table:style-name="ce2" table:formula="of:=[.D5]+[.J5]" office:value-type="float" office:value="0.10392" calcext:value-type="float">
            <text:p>0,10392</text:p>
          </table:table-cell>
          <table:table-cell table:style-name="ce2" table:formula="of:=[.E5]+[.K5]" office:value-type="float" office:value="0.082736" calcext:value-type="float">
            <text:p>0,082736</text:p>
          </table:table-cell>
          <table:table-cell table:style-name="ce2" table:formula="of:=[.F5]+[.L5]" office:value-type="float" office:value="0.2384" calcext:value-type="float">
            <text:p>0,2384</text:p>
          </table:table-cell>
          <table:table-cell table:style-name="ce2" table:formula="of:=[.A6]*[.D6]+[.B6]*[.E6]+[.F6]" office:value-type="float" office:value="0.409890965007969" calcext:value-type="float">
            <text:p>0,409890965007969</text:p>
          </table:table-cell>
          <table:table-cell table:formula="of:=IF([.G6]&gt;0.5;1;0)" office:value-type="float" office:value="0" calcext:value-type="float">
            <text:p>0</text:p>
          </table:table-cell>
          <table:table-cell table:formula="of:=[.C6]-[.H6]" office:value-type="float" office:value="0" calcext:value-type="float">
            <text:p>0</text:p>
          </table:table-cell>
          <table:table-cell table:formula="of:=[.$M$3]*[.I6]*[.A6]" office:value-type="float" office:value="0" calcext:value-type="float">
            <text:p>0</text:p>
          </table:table-cell>
          <table:table-cell table:formula="of:=[.$M$3]*[.I6]*[.B6]" office:value-type="float" office:value="0" calcext:value-type="float">
            <text:p>0</text:p>
          </table:table-cell>
          <table:table-cell table:formula="of:=[.$M$3]*[.I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90321533065155" calcext:value-type="float">
            <text:p>0,090321533065155</text:p>
          </table:table-cell>
          <table:table-cell office:value-type="float" office:value="0.92199644037646" calcext:value-type="float">
            <text:p>0,92199644037646</text:p>
          </table:table-cell>
          <table:table-cell office:value-type="float" office:value="0" calcext:value-type="float">
            <text:p>0</text:p>
          </table:table-cell>
          <table:table-cell table:style-name="ce2" table:formula="of:=[.D6]+[.J6]" office:value-type="float" office:value="0.10392" calcext:value-type="float">
            <text:p>0,10392</text:p>
          </table:table-cell>
          <table:table-cell table:style-name="ce2" table:formula="of:=[.E6]+[.K6]" office:value-type="float" office:value="0.082736" calcext:value-type="float">
            <text:p>0,082736</text:p>
          </table:table-cell>
          <table:table-cell table:style-name="ce2" table:formula="of:=[.F6]+[.L6]" office:value-type="float" office:value="0.2384" calcext:value-type="float">
            <text:p>0,2384</text:p>
          </table:table-cell>
          <table:table-cell table:style-name="ce2" table:formula="of:=[.A7]*[.D7]+[.B7]*[.E7]+[.F7]" office:value-type="float" office:value="0.324068511207118" calcext:value-type="float">
            <text:p>0,324068511207118</text:p>
          </table:table-cell>
          <table:table-cell table:formula="of:=IF([.G7]&gt;0.5;1;0)" office:value-type="float" office:value="0" calcext:value-type="float">
            <text:p>0</text:p>
          </table:table-cell>
          <table:table-cell table:formula="of:=[.C7]-[.H7]" office:value-type="float" office:value="0" calcext:value-type="float">
            <text:p>0</text:p>
          </table:table-cell>
          <table:table-cell table:formula="of:=[.$M$3]*[.I7]*[.A7]" office:value-type="float" office:value="0" calcext:value-type="float">
            <text:p>0</text:p>
          </table:table-cell>
          <table:table-cell table:formula="of:=[.$M$3]*[.I7]*[.B7]" office:value-type="float" office:value="0" calcext:value-type="float">
            <text:p>0</text:p>
          </table:table-cell>
          <table:table-cell table:formula="of:=[.$M$3]*[.I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09446266690921" calcext:value-type="float">
            <text:p>0,709446266690921</text:p>
          </table:table-cell>
          <table:table-cell office:value-type="float" office:value="0.03545695123245" calcext:value-type="float">
            <text:p>0,03545695123245</text:p>
          </table:table-cell>
          <table:table-cell office:value-type="float" office:value="0" calcext:value-type="float">
            <text:p>0</text:p>
          </table:table-cell>
          <table:table-cell table:style-name="ce2" table:formula="of:=[.D7]+[.J7]" office:value-type="float" office:value="0.10392" calcext:value-type="float">
            <text:p>0,10392</text:p>
          </table:table-cell>
          <table:table-cell table:style-name="ce2" table:formula="of:=[.E7]+[.K7]" office:value-type="float" office:value="0.082736" calcext:value-type="float">
            <text:p>0,082736</text:p>
          </table:table-cell>
          <table:table-cell table:style-name="ce2" table:formula="of:=[.F7]+[.L7]" office:value-type="float" office:value="0.2384" calcext:value-type="float">
            <text:p>0,2384</text:p>
          </table:table-cell>
          <table:table-cell table:style-name="ce2" table:formula="of:=[.A8]*[.D8]+[.B8]*[.E8]+[.F8]" office:value-type="float" office:value="0.315059222351688" calcext:value-type="float">
            <text:p>0,315059222351688</text:p>
          </table:table-cell>
          <table:table-cell table:formula="of:=IF([.G8]&gt;0.5;1;0)" office:value-type="float" office:value="0" calcext:value-type="float">
            <text:p>0</text:p>
          </table:table-cell>
          <table:table-cell table:formula="of:=[.C8]-[.H8]" office:value-type="float" office:value="0" calcext:value-type="float">
            <text:p>0</text:p>
          </table:table-cell>
          <table:table-cell table:formula="of:=[.$M$3]*[.I8]*[.A8]" office:value-type="float" office:value="0" calcext:value-type="float">
            <text:p>0</text:p>
          </table:table-cell>
          <table:table-cell table:formula="of:=[.$M$3]*[.I8]*[.B8]" office:value-type="float" office:value="0" calcext:value-type="float">
            <text:p>0</text:p>
          </table:table-cell>
          <table:table-cell table:formula="of:=[.$M$3]*[.I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04156936667" calcext:value-type="float">
            <text:p>1,04156936667</text:p>
          </table:table-cell>
          <table:table-cell office:value-type="float" office:value="1.93363717526923" calcext:value-type="float">
            <text:p>1,93363717526923</text:p>
          </table:table-cell>
          <table:table-cell office:value-type="float" office:value="1" calcext:value-type="float">
            <text:p>1</text:p>
          </table:table-cell>
          <table:table-cell table:style-name="ce2" table:formula="of:=[.D8]+[.J8]" office:value-type="float" office:value="0.10392" calcext:value-type="float">
            <text:p>0,10392</text:p>
          </table:table-cell>
          <table:table-cell table:style-name="ce2" table:formula="of:=[.E8]+[.K8]" office:value-type="float" office:value="0.082736" calcext:value-type="float">
            <text:p>0,082736</text:p>
          </table:table-cell>
          <table:table-cell table:style-name="ce2" table:formula="of:=[.F8]+[.L8]" office:value-type="float" office:value="0.2384" calcext:value-type="float">
            <text:p>0,2384</text:p>
          </table:table-cell>
          <table:table-cell table:style-name="ce2" table:formula="of:=[.A9]*[.D9]+[.B9]*[.E9]+[.F9]" office:value-type="float" office:value="0.506621293917421" calcext:value-type="float">
            <text:p>0,506621293917421</text:p>
          </table:table-cell>
          <table:table-cell table:formula="of:=IF([.G9]&gt;0.5;1;0)" office:value-type="float" office:value="1" calcext:value-type="float">
            <text:p>1</text:p>
          </table:table-cell>
          <table:table-cell table:formula="of:=[.C9]-[.H9]" office:value-type="float" office:value="0" calcext:value-type="float">
            <text:p>0</text:p>
          </table:table-cell>
          <table:table-cell table:formula="of:=[.$M$3]*[.I9]*[.A9]" office:value-type="float" office:value="0" calcext:value-type="float">
            <text:p>0</text:p>
          </table:table-cell>
          <table:table-cell table:formula="of:=[.$M$3]*[.I9]*[.B9]" office:value-type="float" office:value="0" calcext:value-type="float">
            <text:p>0</text:p>
          </table:table-cell>
          <table:table-cell table:formula="of:=[.$M$3]*[.I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677386688369882" calcext:value-type="float">
            <text:p>0,677386688369882</text:p>
          </table:table-cell>
          <table:table-cell office:value-type="float" office:value="0.471257941051653" calcext:value-type="float">
            <text:p>0,471257941051653</text:p>
          </table:table-cell>
          <table:table-cell office:value-type="float" office:value="0" calcext:value-type="float">
            <text:p>0</text:p>
          </table:table-cell>
          <table:table-cell table:style-name="ce2" table:formula="of:=[.D9]+[.J9]" office:value-type="float" office:value="0.10392" calcext:value-type="float">
            <text:p>0,10392</text:p>
          </table:table-cell>
          <table:table-cell table:style-name="ce2" table:formula="of:=[.E9]+[.K9]" office:value-type="float" office:value="0.082736" calcext:value-type="float">
            <text:p>0,082736</text:p>
          </table:table-cell>
          <table:table-cell table:style-name="ce2" table:formula="of:=[.F9]+[.L9]" office:value-type="float" office:value="0.2384" calcext:value-type="float">
            <text:p>0,2384</text:p>
          </table:table-cell>
          <table:table-cell table:style-name="ce2" table:formula="of:=[.A10]*[.D10]+[.B10]*[.E10]+[.F10]" office:value-type="float" office:value="0.347784021666248" calcext:value-type="float">
            <text:p>0,347784021666248</text:p>
          </table:table-cell>
          <table:table-cell table:formula="of:=IF([.G10]&gt;0.5;1;0)" office:value-type="float" office:value="0" calcext:value-type="float">
            <text:p>0</text:p>
          </table:table-cell>
          <table:table-cell table:formula="of:=[.C10]-[.H10]" office:value-type="float" office:value="0" calcext:value-type="float">
            <text:p>0</text:p>
          </table:table-cell>
          <table:table-cell table:formula="of:=[.$M$3]*[.I10]*[.A10]" office:value-type="float" office:value="0" calcext:value-type="float">
            <text:p>0</text:p>
          </table:table-cell>
          <table:table-cell table:formula="of:=[.$M$3]*[.I10]*[.B10]" office:value-type="float" office:value="0" calcext:value-type="float">
            <text:p>0</text:p>
          </table:table-cell>
          <table:table-cell table:formula="of:=[.$M$3]*[.I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0659380718538" calcext:value-type="float">
            <text:p>0,10659380718538</text:p>
          </table:table-cell>
          <table:table-cell office:value-type="float" office:value="0.912662977113362" calcext:value-type="float">
            <text:p>0,912662977113362</text:p>
          </table:table-cell>
          <table:table-cell office:value-type="float" office:value="0" calcext:value-type="float">
            <text:p>0</text:p>
          </table:table-cell>
          <table:table-cell table:style-name="ce2" table:formula="of:=[.D10]+[.J10]" office:value-type="float" office:value="0.10392" calcext:value-type="float">
            <text:p>0,10392</text:p>
          </table:table-cell>
          <table:table-cell table:style-name="ce2" table:formula="of:=[.E10]+[.K10]" office:value-type="float" office:value="0.082736" calcext:value-type="float">
            <text:p>0,082736</text:p>
          </table:table-cell>
          <table:table-cell table:style-name="ce2" table:formula="of:=[.F10]+[.L10]" office:value-type="float" office:value="0.2384" calcext:value-type="float">
            <text:p>0,2384</text:p>
          </table:table-cell>
          <table:table-cell table:style-name="ce2" table:formula="of:=[.A11]*[.D11]+[.B11]*[.E11]+[.F11]" office:value-type="float" office:value="0.324987312517156" calcext:value-type="float">
            <text:p>0,324987312517156</text:p>
          </table:table-cell>
          <table:table-cell table:formula="of:=IF([.G11]&gt;0.5;1;0)" office:value-type="float" office:value="0" calcext:value-type="float">
            <text:p>0</text:p>
          </table:table-cell>
          <table:table-cell table:formula="of:=[.C11]-[.H11]" office:value-type="float" office:value="0" calcext:value-type="float">
            <text:p>0</text:p>
          </table:table-cell>
          <table:table-cell table:formula="of:=[.$M$3]*[.I11]*[.A11]" office:value-type="float" office:value="0" calcext:value-type="float">
            <text:p>0</text:p>
          </table:table-cell>
          <table:table-cell table:formula="of:=[.$M$3]*[.I11]*[.B11]" office:value-type="float" office:value="0" calcext:value-type="float">
            <text:p>0</text:p>
          </table:table-cell>
          <table:table-cell table:formula="of:=[.$M$3]*[.I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9537982655798" calcext:value-type="float">
            <text:p>0,029537982655798</text:p>
          </table:table-cell>
          <table:table-cell office:value-type="float" office:value="0.563653452298634" calcext:value-type="float">
            <text:p>0,563653452298634</text:p>
          </table:table-cell>
          <table:table-cell office:value-type="float" office:value="0" calcext:value-type="float">
            <text:p>0</text:p>
          </table:table-cell>
          <table:table-cell table:style-name="ce2" table:formula="of:=[.D11]+[.J11]" office:value-type="float" office:value="0.10392" calcext:value-type="float">
            <text:p>0,10392</text:p>
          </table:table-cell>
          <table:table-cell table:style-name="ce2" table:formula="of:=[.E11]+[.K11]" office:value-type="float" office:value="0.082736" calcext:value-type="float">
            <text:p>0,082736</text:p>
          </table:table-cell>
          <table:table-cell table:style-name="ce2" table:formula="of:=[.F11]+[.L11]" office:value-type="float" office:value="0.2384" calcext:value-type="float">
            <text:p>0,2384</text:p>
          </table:table-cell>
          <table:table-cell table:style-name="ce2" table:formula="of:=[.A12]*[.D12]+[.B12]*[.E12]+[.F12]" office:value-type="float" office:value="0.28810401918697" calcext:value-type="float">
            <text:p>0,28810401918697</text:p>
          </table:table-cell>
          <table:table-cell table:formula="of:=IF([.G12]&gt;0.5;1;0)" office:value-type="float" office:value="0" calcext:value-type="float">
            <text:p>0</text:p>
          </table:table-cell>
          <table:table-cell table:formula="of:=[.C12]-[.H12]" office:value-type="float" office:value="0" calcext:value-type="float">
            <text:p>0</text:p>
          </table:table-cell>
          <table:table-cell table:formula="of:=[.$M$3]*[.I12]*[.A12]" office:value-type="float" office:value="0" calcext:value-type="float">
            <text:p>0</text:p>
          </table:table-cell>
          <table:table-cell table:formula="of:=[.$M$3]*[.I12]*[.B12]" office:value-type="float" office:value="0" calcext:value-type="float">
            <text:p>0</text:p>
          </table:table-cell>
          <table:table-cell table:formula="of:=[.$M$3]*[.I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4831076825948" calcext:value-type="float">
            <text:p>1,14831076825948</text:p>
          </table:table-cell>
          <table:table-cell office:value-type="float" office:value="1.42645020057717" calcext:value-type="float">
            <text:p>1,42645020057717</text:p>
          </table:table-cell>
          <table:table-cell office:value-type="float" office:value="1" calcext:value-type="float">
            <text:p>1</text:p>
          </table:table-cell>
          <table:table-cell table:style-name="ce2" table:formula="of:=[.D12]+[.J12]" office:value-type="float" office:value="0.10392" calcext:value-type="float">
            <text:p>0,10392</text:p>
          </table:table-cell>
          <table:table-cell table:style-name="ce2" table:formula="of:=[.E12]+[.K12]" office:value-type="float" office:value="0.082736" calcext:value-type="float">
            <text:p>0,082736</text:p>
          </table:table-cell>
          <table:table-cell table:style-name="ce2" table:formula="of:=[.F12]+[.L12]" office:value-type="float" office:value="0.2384" calcext:value-type="float">
            <text:p>0,2384</text:p>
          </table:table-cell>
          <table:table-cell table:style-name="ce2" table:formula="of:=[.A13]*[.D13]+[.B13]*[.E13]+[.F13]" office:value-type="float" office:value="0.475751238832478" calcext:value-type="float">
            <text:p>0,475751238832478</text:p>
          </table:table-cell>
          <table:table-cell table:formula="of:=IF([.G13]&gt;0.5;1;0)" office:value-type="float" office:value="0" calcext:value-type="float">
            <text:p>0</text:p>
          </table:table-cell>
          <table:table-cell table:formula="of:=[.C13]-[.H13]" office:value-type="float" office:value="1" calcext:value-type="float">
            <text:p>1</text:p>
          </table:table-cell>
          <table:table-cell table:formula="of:=[.$M$3]*[.I13]*[.A13]" office:value-type="float" office:value="0.114831076825948" calcext:value-type="float">
            <text:p>0,114831076825948</text:p>
          </table:table-cell>
          <table:table-cell table:formula="of:=[.$M$3]*[.I13]*[.B13]" office:value-type="float" office:value="0.142645020057717" calcext:value-type="float">
            <text:p>0,142645020057717</text:p>
          </table:table-cell>
          <table:table-cell table:formula="of:=[.$M$3]*[.I13]"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1.77789290820433" calcext:value-type="float">
            <text:p>1,77789290820433</text:p>
          </table:table-cell>
          <table:table-cell office:value-type="float" office:value="1.81477185554298" calcext:value-type="float">
            <text:p>1,81477185554298</text:p>
          </table:table-cell>
          <table:table-cell office:value-type="float" office:value="1" calcext:value-type="float">
            <text:p>1</text:p>
          </table:table-cell>
          <table:table-cell table:style-name="ce2" table:formula="of:=[.D13]+[.J13]" office:value-type="float" office:value="0.218751076825948" calcext:value-type="float">
            <text:p>0,218751076825948</text:p>
          </table:table-cell>
          <table:table-cell table:style-name="ce2" table:formula="of:=[.E13]+[.K13]" office:value-type="float" office:value="0.225381020057717" calcext:value-type="float">
            <text:p>0,225381020057717</text:p>
          </table:table-cell>
          <table:table-cell table:style-name="ce2" table:formula="of:=[.F13]+[.L13]" office:value-type="float" office:value="0.3384" calcext:value-type="float">
            <text:p>0,3384</text:p>
          </table:table-cell>
          <table:table-cell table:style-name="ce2" table:formula="of:=[.A14]*[.D14]+[.B14]*[.E14]+[.F14]" office:value-type="float" office:value="1.13633112012523" calcext:value-type="float">
            <text:p>1,13633112012523</text:p>
          </table:table-cell>
          <table:table-cell table:formula="of:=IF([.G14]&gt;0.5;1;0)" office:value-type="float" office:value="1" calcext:value-type="float">
            <text:p>1</text:p>
          </table:table-cell>
          <table:table-cell table:formula="of:=[.C14]-[.H14]" office:value-type="float" office:value="0" calcext:value-type="float">
            <text:p>0</text:p>
          </table:table-cell>
          <table:table-cell table:formula="of:=[.$M$3]*[.I14]*[.A14]" office:value-type="float" office:value="0" calcext:value-type="float">
            <text:p>0</text:p>
          </table:table-cell>
          <table:table-cell table:formula="of:=[.$M$3]*[.I14]*[.B14]" office:value-type="float" office:value="0" calcext:value-type="float">
            <text:p>0</text:p>
          </table:table-cell>
          <table:table-cell table:formula="of:=[.$M$3]*[.I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16584434295631" calcext:value-type="float">
            <text:p>1,16584434295631</text:p>
          </table:table-cell>
          <table:table-cell office:value-type="float" office:value="1.95061676529507" calcext:value-type="float">
            <text:p>1,95061676529507</text:p>
          </table:table-cell>
          <table:table-cell office:value-type="float" office:value="1" calcext:value-type="float">
            <text:p>1</text:p>
          </table:table-cell>
          <table:table-cell table:style-name="ce2" table:formula="of:=[.D14]+[.J14]" office:value-type="float" office:value="0.218751076825948" calcext:value-type="float">
            <text:p>0,218751076825948</text:p>
          </table:table-cell>
          <table:table-cell table:style-name="ce2" table:formula="of:=[.E14]+[.K14]" office:value-type="float" office:value="0.225381020057717" calcext:value-type="float">
            <text:p>0,225381020057717</text:p>
          </table:table-cell>
          <table:table-cell table:style-name="ce2" table:formula="of:=[.F14]+[.L14]" office:value-type="float" office:value="0.3384" calcext:value-type="float">
            <text:p>0,3384</text:p>
          </table:table-cell>
          <table:table-cell table:style-name="ce2" table:formula="of:=[.A15]*[.D15]+[.B15]*[.E15]+[.F15]" office:value-type="float" office:value="1.03306170173702" calcext:value-type="float">
            <text:p>1,03306170173702</text:p>
          </table:table-cell>
          <table:table-cell table:formula="of:=IF([.G15]&gt;0.5;1;0)" office:value-type="float" office:value="1" calcext:value-type="float">
            <text:p>1</text:p>
          </table:table-cell>
          <table:table-cell table:formula="of:=[.C15]-[.H15]" office:value-type="float" office:value="0" calcext:value-type="float">
            <text:p>0</text:p>
          </table:table-cell>
          <table:table-cell table:formula="of:=[.$M$3]*[.I15]*[.A15]" office:value-type="float" office:value="0" calcext:value-type="float">
            <text:p>0</text:p>
          </table:table-cell>
          <table:table-cell table:formula="of:=[.$M$3]*[.I15]*[.B15]" office:value-type="float" office:value="0" calcext:value-type="float">
            <text:p>0</text:p>
          </table:table-cell>
          <table:table-cell table:formula="of:=[.$M$3]*[.I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1951116976759" calcext:value-type="float">
            <text:p>1,51951116976759</text:p>
          </table:table-cell>
          <table:table-cell office:value-type="float" office:value="2.00089691939738" calcext:value-type="float">
            <text:p>2,0008969193973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84007664986873" calcext:value-type="float">
            <text:p>1,84007664986873</text:p>
          </table:table-cell>
          <table:table-cell office:value-type="float" office:value="1.36382434831468" calcext:value-type="float">
            <text:p>1,3638243483146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63013000245675" calcext:value-type="float">
            <text:p>0,363013000245675</text:p>
          </table:table-cell>
          <table:table-cell office:value-type="float" office:value="0.976369162527393" calcext:value-type="float">
            <text:p>0,97636916252739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86238451112825" calcext:value-type="float">
            <text:p>1,86238451112825</text:p>
          </table:table-cell>
          <table:table-cell office:value-type="float" office:value="1.53696717301822" calcext:value-type="float">
            <text:p>1,5369671730182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4623344103457" calcext:value-type="float">
            <text:p>1,34623344103457</text:p>
          </table:table-cell>
          <table:table-cell office:value-type="float" office:value="1.70240741680705" calcext:value-type="float">
            <text:p>1,7024074168070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63869762311508" calcext:value-type="float">
            <text:p>0,363869762311508</text:p>
          </table:table-cell>
          <table:table-cell office:value-type="float" office:value="0.074189729516948" calcext:value-type="float">
            <text:p>0,07418972951694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83358445472715" calcext:value-type="float">
            <text:p>1,83358445472715</text:p>
          </table:table-cell>
          <table:table-cell office:value-type="float" office:value="1.20415893784201" calcext:value-type="float">
            <text:p>1,2041589378420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1805285054568" calcext:value-type="float">
            <text:p>1,51805285054568</text:p>
          </table:table-cell>
          <table:table-cell office:value-type="float" office:value="1.30409614221279" calcext:value-type="float">
            <text:p>1,3040961422127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2142434181102" calcext:value-type="float">
            <text:p>1,52142434181102</text:p>
          </table:table-cell>
          <table:table-cell office:value-type="float" office:value="1.32510597139997" calcext:value-type="float">
            <text:p>1,3251059713999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50058245031246" calcext:value-type="float">
            <text:p>0,350058245031246</text:p>
          </table:table-cell>
          <table:table-cell office:value-type="float" office:value="0.828627677869721" calcext:value-type="float">
            <text:p>0,82862767786972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88934890470162" calcext:value-type="float">
            <text:p>0,988934890470162</text:p>
          </table:table-cell>
          <table:table-cell office:value-type="float" office:value="0.401208789260932" calcext:value-type="float">
            <text:p>0,40120878926093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401875663651438" calcext:value-type="float">
            <text:p>0,401875663651438</text:p>
          </table:table-cell>
          <table:table-cell office:value-type="float" office:value="0.217453242917229" calcext:value-type="float">
            <text:p>0,21745324291722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2493768646144" calcext:value-type="float">
            <text:p>1,52493768646144</text:p>
          </table:table-cell>
          <table:table-cell office:value-type="float" office:value="1.40594866204342" calcext:value-type="float">
            <text:p>1,4059486620434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74547510990345" calcext:value-type="float">
            <text:p>0,574547510990345</text:p>
          </table:table-cell>
          <table:table-cell office:value-type="float" office:value="0.018080735135975" calcext:value-type="float">
            <text:p>0,01808073513597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20152977873974" calcext:value-type="float">
            <text:p>0,220152977873974</text:p>
          </table:table-cell>
          <table:table-cell office:value-type="float" office:value="0.534203902158586" calcext:value-type="float">
            <text:p>0,5342039021585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078290911156225" calcext:value-type="float">
            <text:p>0,078290911156225</text:p>
          </table:table-cell>
          <table:table-cell office:value-type="float" office:value="0.222395746091649" calcext:value-type="float">
            <text:p>0,22239574609164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706219557199923" calcext:value-type="float">
            <text:p>0,706219557199923</text:p>
          </table:table-cell>
          <table:table-cell office:value-type="float" office:value="0.008803494001195" calcext:value-type="float">
            <text:p>0,00880349400119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6950690702573" calcext:value-type="float">
            <text:p>1,36950690702573</text:p>
          </table:table-cell>
          <table:table-cell office:value-type="float" office:value="1.7488324150225" calcext:value-type="float">
            <text:p>1,748832415022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32787226410461" calcext:value-type="float">
            <text:p>0,232787226410461</text:p>
          </table:table-cell>
          <table:table-cell office:value-type="float" office:value="0.420400256694735" calcext:value-type="float">
            <text:p>0,42040025669473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10055484665499" calcext:value-type="float">
            <text:p>0,910055484665499</text:p>
          </table:table-cell>
          <table:table-cell office:value-type="float" office:value="0.322479168523344" calcext:value-type="float">
            <text:p>0,32247916852334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06335981187025" calcext:value-type="float">
            <text:p>0,106335981187025</text:p>
          </table:table-cell>
          <table:table-cell office:value-type="float" office:value="0.869353175947143" calcext:value-type="float">
            <text:p>0,86935317594714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82864160643662" calcext:value-type="float">
            <text:p>0,982864160643662</text:p>
          </table:table-cell>
          <table:table-cell office:value-type="float" office:value="0.674163733241748" calcext:value-type="float">
            <text:p>0,67416373324174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20825567004893" calcext:value-type="float">
            <text:p>0,520825567004893</text:p>
          </table:table-cell>
          <table:table-cell office:value-type="float" office:value="0.741239575433855" calcext:value-type="float">
            <text:p>0,74123957543385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0017866219583" calcext:value-type="float">
            <text:p>1,30017866219583</text:p>
          </table:table-cell>
          <table:table-cell office:value-type="float" office:value="1.45921049704017" calcext:value-type="float">
            <text:p>1,4592104970401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0474776831322" calcext:value-type="float">
            <text:p>1,20474776831322</text:p>
          </table:table-cell>
          <table:table-cell office:value-type="float" office:value="1.95891535874801" calcext:value-type="float">
            <text:p>1,9589153587480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02721526109115" calcext:value-type="float">
            <text:p>0,502721526109115</text:p>
          </table:table-cell>
          <table:table-cell office:value-type="float" office:value="0.091278956604664" calcext:value-type="float">
            <text:p>0,09127895660466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3383086933033" calcext:value-type="float">
            <text:p>0,23383086933033</text:p>
          </table:table-cell>
          <table:table-cell office:value-type="float" office:value="0.810250319348786" calcext:value-type="float">
            <text:p>0,81025031934878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8654528997919" calcext:value-type="float">
            <text:p>1,58654528997919</text:p>
          </table:table-cell>
          <table:table-cell office:value-type="float" office:value="1.64440042203679" calcext:value-type="float">
            <text:p>1,6444004220367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9745078265512" calcext:value-type="float">
            <text:p>1,29745078265512</text:p>
          </table:table-cell>
          <table:table-cell office:value-type="float" office:value="1.57402635880809" calcext:value-type="float">
            <text:p>1,5740263588080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0721411003608" calcext:value-type="float">
            <text:p>1,50721411003608</text:p>
          </table:table-cell>
          <table:table-cell office:value-type="float" office:value="1.72648866004445" calcext:value-type="float">
            <text:p>1,7264886600444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9796052450579" calcext:value-type="float">
            <text:p>1,99796052450579</text:p>
          </table:table-cell>
          <table:table-cell office:value-type="float" office:value="1.54970981495205" calcext:value-type="float">
            <text:p>1,5497098149520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44505599998429" calcext:value-type="float">
            <text:p>1,44505599998429</text:p>
          </table:table-cell>
          <table:table-cell office:value-type="float" office:value="1.4650110941406" calcext:value-type="float">
            <text:p>1,465011094140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8097214211256" calcext:value-type="float">
            <text:p>1,18097214211256</text:p>
          </table:table-cell>
          <table:table-cell office:value-type="float" office:value="1.84243657520824" calcext:value-type="float">
            <text:p>1,8424365752082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617990904853394" calcext:value-type="float">
            <text:p>0,617990904853394</text:p>
          </table:table-cell>
          <table:table-cell office:value-type="float" office:value="0.861870547370299" calcext:value-type="float">
            <text:p>0,86187054737029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161955595347" calcext:value-type="float">
            <text:p>1,2161955595347</text:p>
          </table:table-cell>
          <table:table-cell office:value-type="float" office:value="1.94728165913008" calcext:value-type="float">
            <text:p>1,9472816591300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4741100620519" calcext:value-type="float">
            <text:p>1,14741100620519</text:p>
          </table:table-cell>
          <table:table-cell office:value-type="float" office:value="1.8265738596871" calcext:value-type="float">
            <text:p>1,826573859687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9984273116947" calcext:value-type="float">
            <text:p>1,29984273116947</text:p>
          </table:table-cell>
          <table:table-cell office:value-type="float" office:value="1.38786836705853" calcext:value-type="float">
            <text:p>1,3878683670585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4673254369641" calcext:value-type="float">
            <text:p>1,94673254369641</text:p>
          </table:table-cell>
          <table:table-cell office:value-type="float" office:value="1.40601969109571" calcext:value-type="float">
            <text:p>1,4060196910957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9947518700446" calcext:value-type="float">
            <text:p>1,99947518700446</text:p>
          </table:table-cell>
          <table:table-cell office:value-type="float" office:value="1.71786286265428" calcext:value-type="float">
            <text:p>1,7178628626542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96599405952533" calcext:value-type="float">
            <text:p>0,196599405952533</text:p>
          </table:table-cell>
          <table:table-cell office:value-type="float" office:value="0.853307987804164" calcext:value-type="float">
            <text:p>0,85330798780416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04368685873563" calcext:value-type="float">
            <text:p>0,304368685873563</text:p>
          </table:table-cell>
          <table:table-cell office:value-type="float" office:value="0.045643628005478" calcext:value-type="float">
            <text:p>0,04564362800547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47609327454005" calcext:value-type="float">
            <text:p>0,47609327454005</text:p>
          </table:table-cell>
          <table:table-cell office:value-type="float" office:value="0.547369898391812" calcext:value-type="float">
            <text:p>0,54736989839181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1993691423448" calcext:value-type="float">
            <text:p>0,21993691423448</text:p>
          </table:table-cell>
          <table:table-cell office:value-type="float" office:value="0.801336931665109" calcext:value-type="float">
            <text:p>0,80133693166510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6025663188346" calcext:value-type="float">
            <text:p>1,96025663188346</text:p>
          </table:table-cell>
          <table:table-cell office:value-type="float" office:value="1.26175658482667" calcext:value-type="float">
            <text:p>1,2617565848266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40206931624665" calcext:value-type="float">
            <text:p>1,40206931624665</text:p>
          </table:table-cell>
          <table:table-cell office:value-type="float" office:value="1.93165710383172" calcext:value-type="float">
            <text:p>1,9316571038317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0424411357091" calcext:value-type="float">
            <text:p>1,10424411357091</text:p>
          </table:table-cell>
          <table:table-cell office:value-type="float" office:value="1.92416631734845" calcext:value-type="float">
            <text:p>1,9241663173484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2014912978827" calcext:value-type="float">
            <text:p>1,52014912978827</text:p>
          </table:table-cell>
          <table:table-cell office:value-type="float" office:value="1.48721429635248" calcext:value-type="float">
            <text:p>1,4872142963524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5174142785845" calcext:value-type="float">
            <text:p>1,75174142785845</text:p>
          </table:table-cell>
          <table:table-cell office:value-type="float" office:value="1.17233602424944" calcext:value-type="float">
            <text:p>1,1723360242494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10835721432907" calcext:value-type="float">
            <text:p>0,310835721432907</text:p>
          </table:table-cell>
          <table:table-cell office:value-type="float" office:value="0.722270044361575" calcext:value-type="float">
            <text:p>0,72227004436157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82896186162005" calcext:value-type="float">
            <text:p>1,82896186162005</text:p>
          </table:table-cell>
          <table:table-cell office:value-type="float" office:value="1.31242968280386" calcext:value-type="float">
            <text:p>1,3124296828038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64903872235342" calcext:value-type="float">
            <text:p>1,64903872235342</text:p>
          </table:table-cell>
          <table:table-cell office:value-type="float" office:value="1.30219000736111" calcext:value-type="float">
            <text:p>1,3021900073611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822559629020802" calcext:value-type="float">
            <text:p>0,822559629020802</text:p>
          </table:table-cell>
          <table:table-cell office:value-type="float" office:value="0.184908079473238" calcext:value-type="float">
            <text:p>0,18490807947323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5449493539164" calcext:value-type="float">
            <text:p>1,35449493539164</text:p>
          </table:table-cell>
          <table:table-cell office:value-type="float" office:value="1.97402334579561" calcext:value-type="float">
            <text:p>1,9740233457956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2272428163822" calcext:value-type="float">
            <text:p>1,72272428163822</text:p>
          </table:table-cell>
          <table:table-cell office:value-type="float" office:value="1.46992990125673" calcext:value-type="float">
            <text:p>1,4699299012567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8745432582878" calcext:value-type="float">
            <text:p>1,98745432582878</text:p>
          </table:table-cell>
          <table:table-cell office:value-type="float" office:value="1.3157561927251" calcext:value-type="float">
            <text:p>1,315756192725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6791292252557" calcext:value-type="float">
            <text:p>1,16791292252557</text:p>
          </table:table-cell>
          <table:table-cell office:value-type="float" office:value="1.11465711339894" calcext:value-type="float">
            <text:p>1,1146571133989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4542295081669" calcext:value-type="float">
            <text:p>1,24542295081669</text:p>
          </table:table-cell>
          <table:table-cell office:value-type="float" office:value="1.69478968062367" calcext:value-type="float">
            <text:p>1,6947896806236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49812653017829" calcext:value-type="float">
            <text:p>1,49812653017829</text:p>
          </table:table-cell>
          <table:table-cell office:value-type="float" office:value="1.55945286453683" calcext:value-type="float">
            <text:p>1,5594528645368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717862498913188" calcext:value-type="float">
            <text:p>0,717862498913188</text:p>
          </table:table-cell>
          <table:table-cell office:value-type="float" office:value="0.391281173596678" calcext:value-type="float">
            <text:p>0,39128117359667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614783915353754" calcext:value-type="float">
            <text:p>0,614783915353754</text:p>
          </table:table-cell>
          <table:table-cell office:value-type="float" office:value="0.667179012382587" calcext:value-type="float">
            <text:p>0,66717901238258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12206193106118" calcext:value-type="float">
            <text:p>0,912206193106118</text:p>
          </table:table-cell>
          <table:table-cell office:value-type="float" office:value="0.721355572881994" calcext:value-type="float">
            <text:p>0,72135557288199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02012836554566" calcext:value-type="float">
            <text:p>0,102012836554566</text:p>
          </table:table-cell>
          <table:table-cell office:value-type="float" office:value="0.7040641055991" calcext:value-type="float">
            <text:p>0,704064105599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5737775639342" calcext:value-type="float">
            <text:p>1,95737775639342</text:p>
          </table:table-cell>
          <table:table-cell office:value-type="float" office:value="2.03779669077349" calcext:value-type="float">
            <text:p>2,0377966907734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08057520421335" calcext:value-type="float">
            <text:p>0,08057520421335</text:p>
          </table:table-cell>
          <table:table-cell office:value-type="float" office:value="0.536096867555183" calcext:value-type="float">
            <text:p>0,53609686755518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1722488884336" calcext:value-type="float">
            <text:p>1,31722488884336</text:p>
          </table:table-cell>
          <table:table-cell office:value-type="float" office:value="1.56015594180954" calcext:value-type="float">
            <text:p>1,5601559418095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63990484854747" calcext:value-type="float">
            <text:p>0,363990484854747</text:p>
          </table:table-cell>
          <table:table-cell office:value-type="float" office:value="0.603810067505336" calcext:value-type="float">
            <text:p>0,60381006750533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5631714789509" calcext:value-type="float">
            <text:p>1,35631714789509</text:p>
          </table:table-cell>
          <table:table-cell office:value-type="float" office:value="1.33246514048574" calcext:value-type="float">
            <text:p>1,3324651404857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5916174226527" calcext:value-type="float">
            <text:p>1,95916174226527</text:p>
          </table:table-cell>
          <table:table-cell office:value-type="float" office:value="1.88402443975251" calcext:value-type="float">
            <text:p>1,8840244397525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5152317233379" calcext:value-type="float">
            <text:p>1,35152317233379</text:p>
          </table:table-cell>
          <table:table-cell office:value-type="float" office:value="2.02917592031678" calcext:value-type="float">
            <text:p>2,0291759203167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85103288828052" calcext:value-type="float">
            <text:p>0,585103288828052</text:p>
          </table:table-cell>
          <table:table-cell office:value-type="float" office:value="0.109431093291546" calcext:value-type="float">
            <text:p>0,10943109329154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1650948205372" calcext:value-type="float">
            <text:p>1,91650948205372</text:p>
          </table:table-cell>
          <table:table-cell office:value-type="float" office:value="1.56418136516267" calcext:value-type="float">
            <text:p>1,5641813651626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858682107938019" calcext:value-type="float">
            <text:p>0,858682107938019</text:p>
          </table:table-cell>
          <table:table-cell office:value-type="float" office:value="0.098554843150832" calcext:value-type="float">
            <text:p>0,09855484315083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8051849295938" calcext:value-type="float">
            <text:p>1,58051849295938</text:p>
          </table:table-cell>
          <table:table-cell office:value-type="float" office:value="1.11009881922392" calcext:value-type="float">
            <text:p>1,1100988192239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95930736323297" calcext:value-type="float">
            <text:p>0,995930736323297</text:p>
          </table:table-cell>
          <table:table-cell office:value-type="float" office:value="0.892768966339313" calcext:value-type="float">
            <text:p>0,89276896633931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3057380786071" calcext:value-type="float">
            <text:p>1,73057380786071</text:p>
          </table:table-cell>
          <table:table-cell office:value-type="float" office:value="1.17533209035634" calcext:value-type="float">
            <text:p>1,1753320903563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833655745379275" calcext:value-type="float">
            <text:p>0,833655745379275</text:p>
          </table:table-cell>
          <table:table-cell office:value-type="float" office:value="0.697395589712846" calcext:value-type="float">
            <text:p>0,69739558971284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09831091316672" calcext:value-type="float">
            <text:p>1,09831091316672</text:p>
          </table:table-cell>
          <table:table-cell office:value-type="float" office:value="1.14768898807598" calcext:value-type="float">
            <text:p>1,1476889880759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53980991933429" calcext:value-type="float">
            <text:p>0,953980991933429</text:p>
          </table:table-cell>
          <table:table-cell office:value-type="float" office:value="0.3596151734716" calcext:value-type="float">
            <text:p>0,359615173471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5872787362199" calcext:value-type="float">
            <text:p>1,15872787362199</text:p>
          </table:table-cell>
          <table:table-cell office:value-type="float" office:value="1.97163243546234" calcext:value-type="float">
            <text:p>1,9716324354623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83151248779494" calcext:value-type="float">
            <text:p>0,283151248779494</text:p>
          </table:table-cell>
          <table:table-cell office:value-type="float" office:value="0.395988973676781" calcext:value-type="float">
            <text:p>0,39598897367678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11133655361605" calcext:value-type="float">
            <text:p>0,111133655361605</text:p>
          </table:table-cell>
          <table:table-cell office:value-type="float" office:value="0.439089391174396" calcext:value-type="float">
            <text:p>0,43908939117439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407215112742886" calcext:value-type="float">
            <text:p>0,407215112742886</text:p>
          </table:table-cell>
          <table:table-cell office:value-type="float" office:value="0.363982691019809" calcext:value-type="float">
            <text:p>0,36398269101980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63924151247534" calcext:value-type="float">
            <text:p>1,63924151247534</text:p>
          </table:table-cell>
          <table:table-cell office:value-type="float" office:value="1.52444869435728" calcext:value-type="float">
            <text:p>1,5244486943572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65490479876898" calcext:value-type="float">
            <text:p>0,165490479876898</text:p>
          </table:table-cell>
          <table:table-cell office:value-type="float" office:value="0.7215460894972" calcext:value-type="float">
            <text:p>0,721546089497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02975026750634" calcext:value-type="float">
            <text:p>0,502975026750634</text:p>
          </table:table-cell>
          <table:table-cell office:value-type="float" office:value="0.812815187769757" calcext:value-type="float">
            <text:p>0,81281518776975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6882339325154" calcext:value-type="float">
            <text:p>1,36882339325154</text:p>
          </table:table-cell>
          <table:table-cell office:value-type="float" office:value="1.2794241400639" calcext:value-type="float">
            <text:p>1,279424140063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04034528807392" calcext:value-type="float">
            <text:p>0,904034528807392</text:p>
          </table:table-cell>
          <table:table-cell office:value-type="float" office:value="0.584752224088708" calcext:value-type="float">
            <text:p>0,58475222408870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69917121793175" calcext:value-type="float">
            <text:p>1,69917121793175</text:p>
          </table:table-cell>
          <table:table-cell office:value-type="float" office:value="1.20376131428292" calcext:value-type="float">
            <text:p>1,2037613142829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9986930710986" calcext:value-type="float">
            <text:p>0,99986930710986</text:p>
          </table:table-cell>
          <table:table-cell office:value-type="float" office:value="0.215790636015417" calcext:value-type="float">
            <text:p>0,21579063601541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07476569908264" calcext:value-type="float">
            <text:p>1,07476569908264</text:p>
          </table:table-cell>
          <table:table-cell office:value-type="float" office:value="1.81786944692704" calcext:value-type="float">
            <text:p>1,8178694469270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08659328478343" calcext:value-type="float">
            <text:p>0,208659328478343</text:p>
          </table:table-cell>
          <table:table-cell office:value-type="float" office:value="0.763534740513985" calcext:value-type="float">
            <text:p>0,76353474051398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81113626041383" calcext:value-type="float">
            <text:p>0,981113626041383</text:p>
          </table:table-cell>
          <table:table-cell office:value-type="float" office:value="0.178510742011822" calcext:value-type="float">
            <text:p>0,17851074201182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639021105033" calcext:value-type="float">
            <text:p>1,9639021105033</text:p>
          </table:table-cell>
          <table:table-cell office:value-type="float" office:value="1.76698378062558" calcext:value-type="float">
            <text:p>1,7669837806255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6583289582144" calcext:value-type="float">
            <text:p>0,56583289582144</text:p>
          </table:table-cell>
          <table:table-cell office:value-type="float" office:value="0.442310623407888" calcext:value-type="float">
            <text:p>0,4423106234078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1407767123852" calcext:value-type="float">
            <text:p>1,71407767123852</text:p>
          </table:table-cell>
          <table:table-cell office:value-type="float" office:value="1.43714243674623" calcext:value-type="float">
            <text:p>1,4371424367462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51248923079408" calcext:value-type="float">
            <text:p>0,151248923079408</text:p>
          </table:table-cell>
          <table:table-cell office:value-type="float" office:value="0.956098558182363" calcext:value-type="float">
            <text:p>0,95609855818236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13454872369327" calcext:value-type="float">
            <text:p>0,313454872369327</text:p>
          </table:table-cell>
          <table:table-cell office:value-type="float" office:value="0.841436154331952" calcext:value-type="float">
            <text:p>0,84143615433195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065076933585496" calcext:value-type="float">
            <text:p>0,065076933585496</text:p>
          </table:table-cell>
          <table:table-cell office:value-type="float" office:value="0.835796185699176" calcext:value-type="float">
            <text:p>0,83579618569917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35133629643685" calcext:value-type="float">
            <text:p>0,235133629643685</text:p>
          </table:table-cell>
          <table:table-cell office:value-type="float" office:value="0.251301489615999" calcext:value-type="float">
            <text:p>0,25130148961599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94040548319003" calcext:value-type="float">
            <text:p>0,594040548319003</text:p>
          </table:table-cell>
          <table:table-cell office:value-type="float" office:value="0.659238877579141" calcext:value-type="float">
            <text:p>0,65923887757914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973224040521991" calcext:value-type="float">
            <text:p>0,973224040521991</text:p>
          </table:table-cell>
          <table:table-cell office:value-type="float" office:value="0.791493563264116" calcext:value-type="float">
            <text:p>0,79149356326411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7811402057439" calcext:value-type="float">
            <text:p>1,57811402057439</text:p>
          </table:table-cell>
          <table:table-cell office:value-type="float" office:value="1.42057985333966" calcext:value-type="float">
            <text:p>1,4205798533396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432135936527577" calcext:value-type="float">
            <text:p>0,432135936527577</text:p>
          </table:table-cell>
          <table:table-cell office:value-type="float" office:value="0.87255333454849" calcext:value-type="float">
            <text:p>0,8725533345484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2467911463488" calcext:value-type="float">
            <text:p>1,92467911463488</text:p>
          </table:table-cell>
          <table:table-cell office:value-type="float" office:value="1.21707183877888" calcext:value-type="float">
            <text:p>1,2170718387788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096952747107092" calcext:value-type="float">
            <text:p>0,096952747107092</text:p>
          </table:table-cell>
          <table:table-cell office:value-type="float" office:value="0.515791339537096" calcext:value-type="float">
            <text:p>0,51579133953709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00007173650091" calcext:value-type="float">
            <text:p>1,00007173650091</text:p>
          </table:table-cell>
          <table:table-cell office:value-type="float" office:value="1.88792971461303" calcext:value-type="float">
            <text:p>1,8879297146130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51712485268004" calcext:value-type="float">
            <text:p>1,51712485268004</text:p>
          </table:table-cell>
          <table:table-cell office:value-type="float" office:value="1.65601604288815" calcext:value-type="float">
            <text:p>1,6560160428881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4213125139229" calcext:value-type="float">
            <text:p>0,34213125139229</text:p>
          </table:table-cell>
          <table:table-cell office:value-type="float" office:value="0.066920983484467" calcext:value-type="float">
            <text:p>0,06692098348446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9756573829981" calcext:value-type="float">
            <text:p>1,19756573829981</text:p>
          </table:table-cell>
          <table:table-cell office:value-type="float" office:value="1.62195321699679" calcext:value-type="float">
            <text:p>1,6219532169967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93921485828076" calcext:value-type="float">
            <text:p>0,393921485828076</text:p>
          </table:table-cell>
          <table:table-cell office:value-type="float" office:value="0.2215293982397" calcext:value-type="float">
            <text:p>0,221529398239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3094598939138" calcext:value-type="float">
            <text:p>1,13094598939138</text:p>
          </table:table-cell>
          <table:table-cell office:value-type="float" office:value="2.06110089899603" calcext:value-type="float">
            <text:p>2,0611008989960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2559815750114" calcext:value-type="float">
            <text:p>1,2559815750114</text:p>
          </table:table-cell>
          <table:table-cell office:value-type="float" office:value="1.64784709375094" calcext:value-type="float">
            <text:p>1,6478470937509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4982298872712" calcext:value-type="float">
            <text:p>0,24982298872712</text:p>
          </table:table-cell>
          <table:table-cell office:value-type="float" office:value="0.235676420719249" calcext:value-type="float">
            <text:p>0,23567642071924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79066987658827" calcext:value-type="float">
            <text:p>0,179066987658827</text:p>
          </table:table-cell>
          <table:table-cell office:value-type="float" office:value="0.809126827619131" calcext:value-type="float">
            <text:p>0,80912682761913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769273840543828" calcext:value-type="float">
            <text:p>0,769273840543828</text:p>
          </table:table-cell>
          <table:table-cell office:value-type="float" office:value="0.751269186215929" calcext:value-type="float">
            <text:p>0,75126918621592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7160830680658" calcext:value-type="float">
            <text:p>1,77160830680658</text:p>
          </table:table-cell>
          <table:table-cell office:value-type="float" office:value="1.89504155872425" calcext:value-type="float">
            <text:p>1,8950415587242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867725567188811" calcext:value-type="float">
            <text:p>0,867725567188811</text:p>
          </table:table-cell>
          <table:table-cell office:value-type="float" office:value="0.305929912907689" calcext:value-type="float">
            <text:p>0,305929912907689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64059910353817" calcext:value-type="float">
            <text:p>1,64059910353817</text:p>
          </table:table-cell>
          <table:table-cell office:value-type="float" office:value="1.56274594141553" calcext:value-type="float">
            <text:p>1,5627459414155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098806307373288" calcext:value-type="float">
            <text:p>0,098806307373288</text:p>
          </table:table-cell>
          <table:table-cell office:value-type="float" office:value="0.648180456086934" calcext:value-type="float">
            <text:p>0,64818045608693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5208545614758" calcext:value-type="float">
            <text:p>1,75208545614758</text:p>
          </table:table-cell>
          <table:table-cell office:value-type="float" office:value="1.42224797088961" calcext:value-type="float">
            <text:p>1,42224797088961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71748676301328" calcext:value-type="float">
            <text:p>1,71748676301328</text:p>
          </table:table-cell>
          <table:table-cell office:value-type="float" office:value="1.34247751272755" calcext:value-type="float">
            <text:p>1,3424775127275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8497613660086" calcext:value-type="float">
            <text:p>1,98497613660086</text:p>
          </table:table-cell>
          <table:table-cell office:value-type="float" office:value="1.29234270309946" calcext:value-type="float">
            <text:p>1,29234270309946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84338766117135" calcext:value-type="float">
            <text:p>1,84338766117135</text:p>
          </table:table-cell>
          <table:table-cell office:value-type="float" office:value="1.60096761316043" calcext:value-type="float">
            <text:p>1,60096761316043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182174268356098" calcext:value-type="float">
            <text:p>0,182174268356098</text:p>
          </table:table-cell>
          <table:table-cell office:value-type="float" office:value="0.304473614842502" calcext:value-type="float">
            <text:p>0,304473614842502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36338038427904" calcext:value-type="float">
            <text:p>0,336338038427904</text:p>
          </table:table-cell>
          <table:table-cell office:value-type="float" office:value="0.661438150724463" calcext:value-type="float">
            <text:p>0,66143815072446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25495949654398" calcext:value-type="float">
            <text:p>0,25495949654398</text:p>
          </table:table-cell>
          <table:table-cell office:value-type="float" office:value="0.959787869856955" calcext:value-type="float">
            <text:p>0,95978786985695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97108369094336" calcext:value-type="float">
            <text:p>1,97108369094336</text:p>
          </table:table-cell>
          <table:table-cell office:value-type="float" office:value="1.55541259289309" calcext:value-type="float">
            <text:p>1,55541259289309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655618060631606" calcext:value-type="float">
            <text:p>0,655618060631606</text:p>
          </table:table-cell>
          <table:table-cell office:value-type="float" office:value="0.098458500199744" calcext:value-type="float">
            <text:p>0,09845850019974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394110905041316" calcext:value-type="float">
            <text:p>0,394110905041316</text:p>
          </table:table-cell>
          <table:table-cell office:value-type="float" office:value="0.785213303594267" calcext:value-type="float">
            <text:p>0,785213303594267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511735697138037" calcext:value-type="float">
            <text:p>0,511735697138037</text:p>
          </table:table-cell>
          <table:table-cell office:value-type="float" office:value="0.862309034120241" calcext:value-type="float">
            <text:p>0,862309034120241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0901948246699" calcext:value-type="float">
            <text:p>1,10901948246699</text:p>
          </table:table-cell>
          <table:table-cell office:value-type="float" office:value="1.6502720411078" calcext:value-type="float">
            <text:p>1,650272041107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35785147970269" calcext:value-type="float">
            <text:p>1,35785147970269</text:p>
          </table:table-cell>
          <table:table-cell office:value-type="float" office:value="1.92958199177235" calcext:value-type="float">
            <text:p>1,9295819917723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4548854929206" calcext:value-type="float">
            <text:p>1,4548854929206</text:p>
          </table:table-cell>
          <table:table-cell office:value-type="float" office:value="1.23704950832672" calcext:value-type="float">
            <text:p>1,2370495083267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0.82606716562268" calcext:value-type="float">
            <text:p>0,82606716562268</text:p>
          </table:table-cell>
          <table:table-cell office:value-type="float" office:value="0.749500160200573" calcext:value-type="float">
            <text:p>0,74950016020057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66669888952315" calcext:value-type="float">
            <text:p>1,66669888952315</text:p>
          </table:table-cell>
          <table:table-cell office:value-type="float" office:value="1.70972333911974" calcext:value-type="float">
            <text:p>1,70972333911974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office:value-type="float" office:value="1.14058149838865" calcext:value-type="float">
            <text:p>1,14058149838865</text:p>
          </table:table-cell>
          <table:table-cell office:value-type="float" office:value="1.39786175527857" calcext:value-type="float">
            <text:p>1,3978617552785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4"/>
          <table:table-cell table:number-columns-repeated="6"/>
        </table:table-row>
        <table:table-row table:style-name="ro1" table:number-rows-repeated="104842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0:58:01.678509404</meta:creation-date>
    <dc:date>2019-08-02T14:09:23.402113441</dc:date>
    <meta:editing-duration>PT10M50S</meta:editing-duration>
    <meta:editing-cycles>2</meta:editing-cycles>
    <meta:generator>LibreOffice/6.0.7.3$Linux_X86_64 LibreOffice_project/00m0$Build-3</meta:generator>
    <meta:document-statistic meta:table-count="1" meta:cell-count="580" meta:object-count="0"/>
  </office:meta>
</office:document-meta>
</file>